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23963" calcext:value-type="float">
            <text:p>0.0239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58575" calcext:value-type="float">
            <text:p>0.05857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62707" calcext:value-type="float">
            <text:p>0.06270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77639" calcext:value-type="float">
            <text:p>0.077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09:28:15.515254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1:09:45.494334826</meta:creation-date>
    <dc:date>2018-11-12T09:28:26.041800302</dc:date>
    <meta:editing-duration>PT11M20S</meta:editing-duration>
    <meta:editing-cycles>3</meta:editing-cycles>
    <meta:generator>LibreOffice/6.0.3.2$Linux_X86_64 LibreOffice_project/00m0$Build-2</meta:generator>
    <meta:document-statistic meta:table-count="1" meta:cell-count="8" meta:object-count="0"/>
  </office:meta>
</office:document-meta>
</file>